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103cm"/>
    </style:style>
    <style:style style:name="co4" style:family="table-column">
      <style:table-column-properties fo:break-before="auto" style:column-width="7.59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4.524cm"/>
    </style:style>
    <style:style style:name="co9" style:family="table-column">
      <style:table-column-properties fo:break-before="auto" style:column-width="9.477cm"/>
    </style:style>
    <style:style style:name="co10" style:family="table-column">
      <style:table-column-properties fo:break-before="auto" style:column-width="3.9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107"/>
    <style:style style:name="ce3" style:family="table-cell" style:parent-style-name="Default" style:data-style-name="N1"/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Arial" fo:font-weight="normal" style:font-weight-asian="normal" style:font-weight-complex="normal"/>
    </style:style>
    <style:style style:name="ce1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ff3333"/>
      <style:text-properties style:font-name="Arial" fo:font-weight="normal" style:font-weight-asian="normal" style:font-weight-complex="normal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ff99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16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9900"/>
      <style:text-properties fo:font-style="normal" style:font-style-asian="normal" style:font-style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3333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5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Hash 46d2044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baud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3.5">
            <text:p>3.5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formula="of:=[.B$3]*10*1000*1000/[.$A4]" office:value-type="float" office:value="12500">
            <text:p>12500.00</text:p>
          </table:table-cell>
          <table:table-cell table:formula="of:=[.C$3]*10*1000*1000/[.$A4]" office:value-type="float" office:value="29166.6666666667">
            <text:p>29166.67</text:p>
          </table:table-cell>
          <table:table-cell table:formula="of:=15*1000*1000/[.A4]" office:value-type="float" office:value="12500">
            <text:p>12500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formula="of:=[.B$3]*10*1000*1000/[.$A5]" office:value-type="float" office:value="6250">
            <text:p>6250.00</text:p>
          </table:table-cell>
          <table:table-cell table:formula="of:=[.C$3]*10*1000*1000/[.$A5]" office:value-type="float" office:value="14583.3333333333">
            <text:p>14583.33</text:p>
          </table:table-cell>
          <table:table-cell/>
        </table:table-row>
        <table:table-row table:style-name="ro1">
          <table:table-cell office:value-type="float" office:value="4800">
            <text:p>4800</text:p>
          </table:table-cell>
          <table:table-cell table:formula="of:=[.B$3]*10*1000*1000/[.$A6]" office:value-type="float" office:value="3125">
            <text:p>3125.00</text:p>
          </table:table-cell>
          <table:table-cell table:formula="of:=[.C$3]*10*1000*1000/[.$A6]" office:value-type="float" office:value="7291.66666666667">
            <text:p>7291.67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table:formula="of:=[.B$3]*10*1000*1000/[.$A7]" office:value-type="float" office:value="1562.5">
            <text:p>1562.50</text:p>
          </table:table-cell>
          <table:table-cell table:formula="of:=[.C$3]*10*1000*1000/[.$A7]" office:value-type="float" office:value="3645.83333333333">
            <text:p>3645.83</text:p>
          </table:table-cell>
          <table:table-cell/>
        </table:table-row>
        <table:table-row table:style-name="ro1">
          <table:table-cell office:value-type="float" office:value="19200">
            <text:p>19200</text:p>
          </table:table-cell>
          <table:table-cell table:formula="of:=[.B$3]*10*1000*1000/[.$A8]" office:value-type="float" office:value="781.25">
            <text:p>781.25</text:p>
          </table:table-cell>
          <table:table-cell table:formula="of:=[.C$3]*10*1000*1000/[.$A8]" office:value-type="float" office:value="1822.91666666667">
            <text:p>1822.92</text:p>
          </table:table-cell>
          <table:table-cell/>
        </table:table-row>
        <table:table-row table:style-name="ro1">
          <table:table-cell office:value-type="float" office:value="28800">
            <text:p>28800</text:p>
          </table:table-cell>
          <table:table-cell table:formula="of:=[.B$3]*10*1000*1000/[.$A9]" office:value-type="float" office:value="520.833333333333">
            <text:p>520.83</text:p>
          </table:table-cell>
          <table:table-cell table:formula="of:=[.C$3]*10*1000*1000/[.$A9]" office:value-type="float" office:value="1215.27777777778">
            <text:p>1215.28</text:p>
          </table:table-cell>
          <table:table-cell/>
        </table:table-row>
      </table:table>
      <table:table table:name="Calcs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Volts Monitor</text:p>
          </table:table-cell>
          <table:table-cell table:number-columns-repeated="4"/>
          <table:table-cell office:value-type="string">
            <text:p>Sensor Overvolt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Rtop(K)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Vin(V)</text:p>
          </table:table-cell>
          <table:table-cell office:value-type="string">
            <text:p>Vout(V)</text:p>
          </table:table-cell>
          <table:table-cell office:value-type="string">
            <text:p>I(mA)</text:p>
          </table:table-cell>
          <table:table-cell table:number-columns-repeated="7"/>
        </table:table-row>
        <table:table-row table:style-name="ro1">
          <table:table-cell office:value-type="string">
            <text:p>Rbot(K)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float" office:value="10.1">
            <text:p>10.1</text:p>
          </table:table-cell>
          <table:table-cell office:value-type="float" office:value="9.11">
            <text:p>9.1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2"/>
        </table:table-row>
        <table:table-row table:style-name="ro1">
          <table:table-cell office:value-type="string">
            <text:p>Ratio</text:p>
          </table:table-cell>
          <table:table-cell table:formula="of:=[.B5]/([.B4]+[.B5])" office:value-type="float" office:value="0.24812030075188">
            <text:p>0.2481203008</text:p>
          </table:table-cell>
          <table:table-cell table:number-columns-repeated="3"/>
          <table:table-cell office:value-type="float" office:value="11.2">
            <text:p>11.2</text:p>
          </table:table-cell>
          <table:table-cell office:value-type="float" office:value="10.3">
            <text:p>10.3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77">
            <text:p>-77</text:p>
          </table:table-cell>
          <table:table-cell office:value-type="float" office:value="-415">
            <text:p>-415</text:p>
          </table:table-cell>
          <table:table-cell table:formula="of:=ATAN2(SQRT([.L6]*[.L6] + [.M6]*[.M6]); [.K6])" office:value-type="float" office:value="0.00236919822461723">
            <text:p>0.0023691982</text:p>
          </table:table-cell>
          <table:table-cell table:formula="of:=360/PI()*[.N6]" office:value-type="float" office:value="0.27149011820091">
            <text:p>0.2714901182</text:p>
          </table:table-cell>
        </table:table-row>
        <table:table-row table:style-name="ro1">
          <table:table-cell table:number-columns-repeated="5"/>
          <table:table-cell office:value-type="float" office:value="12.6">
            <text:p>12.6</text:p>
          </table:table-cell>
          <table:table-cell office:value-type="float" office:value="11.7">
            <text:p>11.7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Vout.max(V)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Vin.max(V)</text:p>
          </table:table-cell>
          <table:table-cell table:style-name="ce2" table:formula="of:=[.B8]/[.B6]" office:value-type="float" office:value="13.3">
            <text:p>13.300</text:p>
          </table:table-cell>
          <table:table-cell table:number-columns-repeated="3"/>
          <table:table-cell office:value-type="float" office:value="13.3">
            <text:p>13.3</text:p>
          </table:table-cell>
          <table:table-cell office:value-type="float" office:value="12.17">
            <text:p>12.17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.7">
            <text:p>13.7</text:p>
          </table:table-cell>
          <table:table-cell office:value-type="float" office:value="12.38">
            <text:p>12.38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Vin(V)</text:p>
          </table:table-cell>
          <table:table-cell office:value-type="float" office:value="12.07">
            <text:p>12.07</text:p>
          </table:table-cell>
          <table:table-cell office:value-type="float" office:value="12.06">
            <text:p>12.06</text:p>
          </table:table-cell>
          <table:table-cell table:number-columns-repeated="2"/>
          <table:table-cell office:value-type="float" office:value="14.2">
            <text:p>14.2</text:p>
          </table:table-cell>
          <table:table-cell office:value-type="float" office:value="12.58">
            <text:p>12.58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Vadc(V)</text:p>
          </table:table-cell>
          <table:table-cell office:value-type="float" office:value="3.3">
            <text:p>3.3</text:p>
          </table:table-cell>
          <table:table-cell office:value-type="float" office:value="3.343">
            <text:p>3.343</text:p>
          </table:table-cell>
          <table:table-cell table:number-columns-repeated="2"/>
          <table:table-cell office:value-type="float" office:value="14.5">
            <text:p>14.5</text:p>
          </table:table-cell>
          <table:table-cell office:value-type="float" office:value="12.76">
            <text:p>12.76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string">
            <text:p>ADC()</text:p>
          </table:table-cell>
          <table:table-cell table:style-name="ce3" table:formula="of:=[.B11]/[.B12]*[.$B$6]*1023" office:value-type="float" office:value="928.391729323308">
            <text:p>928</text:p>
          </table:table-cell>
          <table:table-cell table:style-name="ce3" table:formula="of:=[.C11]/[.C12]*[.$B$6]*1023" office:value-type="float" office:value="915.690827427528">
            <text:p>916</text:p>
          </table:table-cell>
          <table:table-cell table:number-columns-repeated="2"/>
          <table:table-cell office:value-type="float" office:value="15.1">
            <text:p>15.1</text:p>
          </table:table-cell>
          <table:table-cell office:value-type="float" office:value="12.9">
            <text:p>12.9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linky LED</text:p>
          </table:table-cell>
          <table:table-cell table:number-columns-repeated="14"/>
        </table:table-row>
        <table:table-row table:style-name="ro1">
          <table:table-cell table:number-columns-repeated="7"/>
          <table:table-cell>
            <draw:frame table:end-cell-address="Calcs.O46" table:end-x="1.606cm" table:end-y="0.206cm" draw:z-index="0" draw:style-name="gr1" draw:text-style-name="P1" svg:width="15.999cm" svg:height="13.446cm" svg:x="1.414cm" svg:y="0.309cm">
              <draw:object draw:notify-on-update-of-ranges="Calcs.F5:Calcs.F18 Calcs.G5:Calcs.G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Vf.led(V)</text:p>
          </table:table-cell>
          <table:table-cell office:value-type="float" office:value="1.84">
            <text:p>1.84</text:p>
          </table:table-cell>
          <table:table-cell table:number-columns-repeated="13"/>
        </table:table-row>
        <table:table-row table:style-name="ro1">
          <table:table-cell office:value-type="string">
            <text:p>VCC(V)</text:p>
          </table:table-cell>
          <table:table-cell office:value-type="float" office:value="3.3">
            <text:p>3.3</text:p>
          </table:table-cell>
          <table:table-cell table:number-columns-repeated="13"/>
        </table:table-row>
        <table:table-row table:style-name="ro1">
          <table:table-cell office:value-type="string">
            <text:p>Rled(R)</text:p>
          </table:table-cell>
          <table:table-cell office:value-type="float" office:value="300">
            <text:p>300</text:p>
          </table:table-cell>
          <table:table-cell table:number-columns-repeated="13"/>
        </table:table-row>
        <table:table-row table:style-name="ro1">
          <table:table-cell office:value-type="string">
            <text:p>Iled(mA)</text:p>
          </table:table-cell>
          <table:table-cell table:formula="of:=([.B18]-[.B17])/[.B19]*1000" office:value-type="float" office:value="4.86666666666667">
            <text:p>4.8666666667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>
            <draw:frame table:end-cell-address="Calcs.H46" table:end-x="0.427cm" table:end-y="0.431cm" draw:z-index="1" draw:style-name="gr1" draw:text-style-name="P1" svg:width="15.999cm" svg:height="8.991cm" svg:x="0.234cm" svg:y="0.021cm">
              <draw:object draw:notify-on-update-of-ranges="Calcs.F5:Calcs.F13 Calcs.H5:Calcs.H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Sheet7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 table:print="false"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style-name="ce4" office:value-type="date" office:date-value="2023-02-07">
            <text:p>07/02/23</text:p>
          </table:table-cell>
          <table:table-cell table:style-name="ce5"/>
          <table:table-cell table:number-columns-repeated="3"/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office:value-type="string">
            <text:p>Phone</text:p>
          </table:table-cell>
          <table:table-cell table:style-name="ce5" office:value-type="string" table:number-columns-spanned="4" table:number-rows-spanned="1">
            <text:p>From Sensor</text:p>
          </table:table-cell>
          <table:covered-table-cell table:number-columns-repeated="3"/>
          <table:table-cell table:style-name="ce5" office:value-type="string" table:number-columns-spanned="2" table:number-rows-spanned="1">
            <text:p>Calculated from XYZ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Angle</text:p>
          </table:table-cell>
          <table:table-cell office:value-type="string">
            <text:p>Pitch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Pitch</text:p>
          </table:table-cell>
          <table:table-cell table:style-name="Default" office:value-type="string">
            <text:p>Corrected</text:p>
          </table:table-cell>
          <table:table-cell table:number-columns-repeated="3"/>
          <table:table-cell>
            <draw:frame table:end-cell-address="Sheet6.S35" table:end-x="1.98cm" table:end-y="0.314cm" draw:z-index="1" draw:style-name="gr1" draw:text-style-name="P1" svg:width="19.341cm" svg:height="14.675cm" svg:x="0.704cm" svg:y="0.091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8041">
            <text:p>-8041</text:p>
          </table:table-cell>
          <table:table-cell office:value-type="float" office:value="163">
            <text:p>163</text:p>
          </table:table-cell>
          <table:table-cell office:value-type="float" office:value="-2631">
            <text:p>-2631</text:p>
          </table:table-cell>
          <table:table-cell office:value-type="float" office:value="413">
            <text:p>413</text:p>
          </table:table-cell>
          <table:table-cell table:formula="of:=18000/PI()*ATAN2(SQRT([.$C4]*[.$C4]+[.$E4]*[.$E4]);[.$D4])" office:value-type="float" office:value="-8042.11323749698">
            <text:p>-8042</text:p>
          </table:table-cell>
          <table:table-cell table:formula="of:=18000/PI()*ATAN2(-SQRT([.$C4]*[.$C4]+[.$E4]*[.$E4]);[.$D4])" office:value-type="float" office:value="-9957.88676250302">
            <text:p>-9958</text:p>
          </table:table-cell>
          <table:table-cell table:number-columns-repeated="4"/>
        </table:table-row>
        <table:table-row table:style-name="ro1">
          <table:table-cell office:value-type="float" office:value="-76">
            <text:p>-76</text:p>
          </table:table-cell>
          <table:table-cell office:value-type="float" office:value="-8666">
            <text:p>-8666</text:p>
          </table:table-cell>
          <table:table-cell office:value-type="float" office:value="147">
            <text:p>147</text:p>
          </table:table-cell>
          <table:table-cell office:value-type="float" office:value="-2585">
            <text:p>-2585</text:p>
          </table:table-cell>
          <table:table-cell office:value-type="float" office:value="-31">
            <text:p>-31</text:p>
          </table:table-cell>
          <table:table-cell table:formula="of:=18000/PI()*ATAN2(SQRT([.$C5]*[.$C5]+[.$E5]*[.$E5]);[.$D5])" office:value-type="float" office:value="-8667.38669433681">
            <text:p>-8667</text:p>
          </table:table-cell>
          <table:table-cell table:formula="of:=18000/PI()*ATAN2(SQRT([.$C5]*[.$C5]+[.$E5]*[.$E5]);[.$D5])" office:value-type="float" office:value="-8667.38669433681">
            <text:p>-8667</text:p>
          </table:table-cell>
          <table:table-cell table:number-columns-repeated="4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-7949">
            <text:p>-7949</text:p>
          </table:table-cell>
          <table:table-cell office:value-type="float" office:value="138">
            <text:p>138</text:p>
          </table:table-cell>
          <table:table-cell office:value-type="float" office:value="-2472">
            <text:p>-2472</text:p>
          </table:table-cell>
          <table:table-cell office:value-type="float" office:value="-437">
            <text:p>-437</text:p>
          </table:table-cell>
          <table:table-cell table:formula="of:=18000/PI()*ATAN2(SQRT([.$C6]*[.$C6]+[.$E6]*[.$E6]);[.$D6])" office:value-type="float" office:value="-7949.74536826131">
            <text:p>-7950</text:p>
          </table:table-cell>
          <table:table-cell table:formula="of:=18000/PI()*ATAN2(SQRT([.$C6]*[.$C6]+[.$E6]*[.$E6]);[.$D6])" office:value-type="float" office:value="-7949.74536826131">
            <text:p>-7950</text:p>
          </table:table-cell>
          <table:table-cell table:number-columns-repeated="4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-6834">
            <text:p>-6834</text:p>
          </table:table-cell>
          <table:table-cell office:value-type="float" office:value="127">
            <text:p>127</text:p>
          </table:table-cell>
          <table:table-cell office:value-type="float" office:value="-2237">
            <text:p>-2237</text:p>
          </table:table-cell>
          <table:table-cell office:value-type="float" office:value="-879">
            <text:p>-879</text:p>
          </table:table-cell>
          <table:table-cell table:formula="of:=18000/PI()*ATAN2(SQRT([.$C7]*[.$C7]+[.$E7]*[.$E7]);[.$D7])" office:value-type="float" office:value="-6834.60762226954">
            <text:p>-6835</text:p>
          </table:table-cell>
          <table:table-cell table:formula="of:=18000/PI()*ATAN2(SQRT([.$C7]*[.$C7]+[.$E7]*[.$E7]);[.$D7])" office:value-type="float" office:value="-6834.60762226954">
            <text:p>-6835</text:p>
          </table:table-cell>
          <table:table-cell table:number-columns-repeated="4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5717">
            <text:p>-5717</text:p>
          </table:table-cell>
          <table:table-cell office:value-type="float" office:value="102">
            <text:p>102</text:p>
          </table:table-cell>
          <table:table-cell office:value-type="float" office:value="-1946">
            <text:p>-1946</text:p>
          </table:table-cell>
          <table:table-cell office:value-type="float" office:value="-1251">
            <text:p>-1251</text:p>
          </table:table-cell>
          <table:table-cell table:formula="of:=18000/PI()*ATAN2(SQRT([.$C8]*[.$C8]+[.$E8]*[.$E8]);[.$D8])" office:value-type="float" office:value="-5717.83709737016">
            <text:p>-5718</text:p>
          </table:table-cell>
          <table:table-cell table:formula="of:=18000/PI()*ATAN2(SQRT([.$C8]*[.$C8]+[.$E8]*[.$E8]);[.$D8])" office:value-type="float" office:value="-5717.83709737016">
            <text:p>-5718</text:p>
          </table:table-cell>
          <table:table-cell table:number-columns-repeated="4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4566">
            <text:p>-4566</text:p>
          </table:table-cell>
          <table:table-cell office:value-type="float" office:value="81">
            <text:p>81</text:p>
          </table:table-cell>
          <table:table-cell office:value-type="float" office:value="-1597">
            <text:p>-1597</text:p>
          </table:table-cell>
          <table:table-cell office:value-type="float" office:value="-1558">
            <text:p>-1558</text:p>
          </table:table-cell>
          <table:table-cell table:formula="of:=18000/PI()*ATAN2(SQRT([.$C9]*[.$C9]+[.$E9]*[.$E9]);[.$D9])" office:value-type="float" office:value="-4566.95627985267">
            <text:p>-4567</text:p>
          </table:table-cell>
          <table:table-cell table:formula="of:=18000/PI()*ATAN2(SQRT([.$C9]*[.$C9]+[.$E9]*[.$E9]);[.$D9])" office:value-type="float" office:value="-4566.95627985267">
            <text:p>-4567</text:p>
          </table:table-cell>
          <table:table-cell table:number-columns-repeated="4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3481">
            <text:p>-3481</text:p>
          </table:table-cell>
          <table:table-cell office:value-type="float" office:value="52">
            <text:p>52</text:p>
          </table:table-cell>
          <table:table-cell office:value-type="float" office:value="-1245">
            <text:p>-1245</text:p>
          </table:table-cell>
          <table:table-cell office:value-type="float" office:value="-1789">
            <text:p>-1789</text:p>
          </table:table-cell>
          <table:table-cell table:formula="of:=18000/PI()*ATAN2(SQRT([.$C10]*[.$C10]+[.$E10]*[.$E10]);[.$D10])" office:value-type="float" office:value="-3482.34675882237">
            <text:p>-3482</text:p>
          </table:table-cell>
          <table:table-cell table:formula="of:=18000/PI()*ATAN2(SQRT([.$C10]*[.$C10]+[.$E10]*[.$E10]);[.$D10])" office:value-type="float" office:value="-3482.34675882237">
            <text:p>-3482</text:p>
          </table:table-cell>
          <table:table-cell table:number-columns-repeated="4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2306">
            <text:p>-2306</text:p>
          </table:table-cell>
          <table:table-cell office:value-type="float" office:value="25">
            <text:p>25</text:p>
          </table:table-cell>
          <table:table-cell office:value-type="float" office:value="-828">
            <text:p>-828</text:p>
          </table:table-cell>
          <table:table-cell office:value-type="float" office:value="-1944">
            <text:p>-1944</text:p>
          </table:table-cell>
          <table:table-cell table:formula="of:=18000/PI()*ATAN2(SQRT([.$C11]*[.$C11]+[.$E11]*[.$E11]);[.$D11])" office:value-type="float" office:value="-2306.8704343086">
            <text:p>-2307</text:p>
          </table:table-cell>
          <table:table-cell table:formula="of:=18000/PI()*ATAN2(SQRT([.$C11]*[.$C11]+[.$E11]*[.$E11]);[.$D11])" office:value-type="float" office:value="-2306.8704343086">
            <text:p>-2307</text:p>
          </table:table-cell>
          <table:table-cell table:number-columns-repeated="4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177">
            <text:p>-1177</text:p>
          </table:table-cell>
          <table:table-cell office:value-type="float" office:value="-8">
            <text:p>-8</text:p>
          </table:table-cell>
          <table:table-cell office:value-type="float" office:value="-425">
            <text:p>-425</text:p>
          </table:table-cell>
          <table:table-cell office:value-type="float" office:value="-2038">
            <text:p>-2038</text:p>
          </table:table-cell>
          <table:table-cell table:formula="of:=18000/PI()*ATAN2(SQRT([.$C12]*[.$C12]+[.$E12]*[.$E12]);[.$D12])" office:value-type="float" office:value="-1177.94270359728">
            <text:p>-1178</text:p>
          </table:table-cell>
          <table:table-cell table:formula="of:=18000/PI()*ATAN2(SQRT([.$C12]*[.$C12]+[.$E12]*[.$E12]);[.$D12])" office:value-type="float" office:value="-1177.94270359728">
            <text:p>-1178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office:value-type="float" office:value="-29">
            <text:p>-29</text:p>
          </table:table-cell>
          <table:table-cell office:value-type="float" office:value="-12">
            <text:p>-12</text:p>
          </table:table-cell>
          <table:table-cell office:value-type="float" office:value="-2062">
            <text:p>-2062</text:p>
          </table:table-cell>
          <table:table-cell table:formula="of:=18000/PI()*ATAN2(SQRT([.$C13]*[.$C13]+[.$E13]*[.$E13]);[.$D13])" office:value-type="float" office:value="-33.3401361478138">
            <text:p>-33</text:p>
          </table:table-cell>
          <table:table-cell table:formula="of:=18000/PI()*ATAN2(SQRT([.$C13]*[.$C13]+[.$E13]*[.$E13]);[.$D13])" office:value-type="float" office:value="-33.3401361478138">
            <text:p>-3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1">
            <text:p>781</text:p>
          </table:table-cell>
          <table:table-cell office:value-type="float" office:value="-56">
            <text:p>-56</text:p>
          </table:table-cell>
          <table:table-cell office:value-type="float" office:value="281">
            <text:p>281</text:p>
          </table:table-cell>
          <table:table-cell office:value-type="float" office:value="-2049">
            <text:p>-2049</text:p>
          </table:table-cell>
          <table:table-cell table:formula="of:=18000/PI()*ATAN2(SQRT([.$C14]*[.$C14]+[.$E14]*[.$E14]);[.$D14])" office:value-type="float" office:value="780.595678730273">
            <text:p>781</text:p>
          </table:table-cell>
          <table:table-cell table:formula="of:=18000/PI()*ATAN2(SQRT([.$C14]*[.$C14]+[.$E14]*[.$E14]);[.$D14])" office:value-type="float" office:value="780.595678730273">
            <text:p>78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67">
            <text:p>1567</text:p>
          </table:table-cell>
          <table:table-cell office:value-type="float" office:value="-73">
            <text:p>-73</text:p>
          </table:table-cell>
          <table:table-cell office:value-type="float" office:value="565">
            <text:p>565</text:p>
          </table:table-cell>
          <table:table-cell office:value-type="float" office:value="-2013">
            <text:p>-2013</text:p>
          </table:table-cell>
          <table:table-cell table:formula="of:=18000/PI()*ATAN2(SQRT([.$C15]*[.$C15]+[.$E15]*[.$E15]);[.$D15])" office:value-type="float" office:value="1566.83424804157">
            <text:p>1567</text:p>
          </table:table-cell>
          <table:table-cell table:formula="of:=18000/PI()*ATAN2(SQRT([.$C15]*[.$C15]+[.$E15]*[.$E15]);[.$D15])" office:value-type="float" office:value="1566.83424804157">
            <text:p>156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56">
            <text:p>2356</text:p>
          </table:table-cell>
          <table:table-cell office:value-type="float" office:value="-99">
            <text:p>-99</text:p>
          </table:table-cell>
          <table:table-cell office:value-type="float" office:value="850">
            <text:p>850</text:p>
          </table:table-cell>
          <table:table-cell office:value-type="float" office:value="-1947">
            <text:p>-1947</text:p>
          </table:table-cell>
          <table:table-cell table:formula="of:=18000/PI()*ATAN2(SQRT([.$C16]*[.$C16]+[.$E16]*[.$E16]);[.$D16])" office:value-type="float" office:value="2355.74812018136">
            <text:p>2356</text:p>
          </table:table-cell>
          <table:table-cell table:formula="of:=18000/PI()*ATAN2(SQRT([.$C16]*[.$C16]+[.$E16]*[.$E16]);[.$D16])" office:value-type="float" office:value="2355.74812018136">
            <text:p>2356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20">
            <text:p>2920</text:p>
          </table:table-cell>
          <table:table-cell office:value-type="float" office:value="-116">
            <text:p>-116</text:p>
          </table:table-cell>
          <table:table-cell office:value-type="float" office:value="1045">
            <text:p>1045</text:p>
          </table:table-cell>
          <table:table-cell office:value-type="float" office:value="-1866">
            <text:p>-1866</text:p>
          </table:table-cell>
          <table:table-cell table:formula="of:=18000/PI()*ATAN2(SQRT([.$C17]*[.$C17]+[.$E17]*[.$E17]);[.$D17])" office:value-type="float" office:value="2920.26785391111">
            <text:p>2920</text:p>
          </table:table-cell>
          <table:table-cell table:formula="of:=18000/PI()*ATAN2(SQRT([.$C17]*[.$C17]+[.$E17]*[.$E17]);[.$D17])" office:value-type="float" office:value="2920.26785391111">
            <text:p>292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35">
            <text:p>3435</text:p>
          </table:table-cell>
          <table:table-cell office:value-type="float" office:value="-131">
            <text:p>-131</text:p>
          </table:table-cell>
          <table:table-cell office:value-type="float" office:value="1230">
            <text:p>1230</text:p>
          </table:table-cell>
          <table:table-cell office:value-type="float" office:value="-1795">
            <text:p>-1795</text:p>
          </table:table-cell>
          <table:table-cell table:formula="of:=18000/PI()*ATAN2(SQRT([.$C18]*[.$C18]+[.$E18]*[.$E18]);[.$D18])" office:value-type="float" office:value="3434.94505690732">
            <text:p>3435</text:p>
          </table:table-cell>
          <table:table-cell table:formula="of:=18000/PI()*ATAN2(SQRT([.$C18]*[.$C18]+[.$E18]*[.$E18]);[.$D18])" office:value-type="float" office:value="3434.94505690732">
            <text:p>3435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939">
            <text:p>3939</text:p>
          </table:table-cell>
          <table:table-cell office:value-type="float" office:value="-145">
            <text:p>-145</text:p>
          </table:table-cell>
          <table:table-cell office:value-type="float" office:value="1383">
            <text:p>1383</text:p>
          </table:table-cell>
          <table:table-cell office:value-type="float" office:value="-1678">
            <text:p>-1678</text:p>
          </table:table-cell>
          <table:table-cell table:formula="of:=18000/PI()*ATAN2(SQRT([.$C19]*[.$C19]+[.$E19]*[.$E19]);[.$D19])" office:value-type="float" office:value="3939.0630082198">
            <text:p>3939</text:p>
          </table:table-cell>
          <table:table-cell table:formula="of:=18000/PI()*ATAN2(SQRT([.$C19]*[.$C19]+[.$E19]*[.$E19]);[.$D19])" office:value-type="float" office:value="3939.0630082198">
            <text:p>393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89">
            <text:p>4289</text:p>
          </table:table-cell>
          <table:table-cell office:value-type="float" office:value="-155">
            <text:p>-155</text:p>
          </table:table-cell>
          <table:table-cell office:value-type="float" office:value="1506">
            <text:p>1506</text:p>
          </table:table-cell>
          <table:table-cell office:value-type="float" office:value="-1614">
            <text:p>-1614</text:p>
          </table:table-cell>
          <table:table-cell table:formula="of:=18000/PI()*ATAN2(SQRT([.$C20]*[.$C20]+[.$E20]*[.$E20]);[.$D20])" office:value-type="float" office:value="4288.63127134189">
            <text:p>4289</text:p>
          </table:table-cell>
          <table:table-cell table:formula="of:=18000/PI()*ATAN2(SQRT([.$C20]*[.$C20]+[.$E20]*[.$E20]);[.$D20])" office:value-type="float" office:value="4288.63127134189">
            <text:p>4289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783">
            <text:p>4783</text:p>
          </table:table-cell>
          <table:table-cell office:value-type="float" office:value="-174">
            <text:p>-174</text:p>
          </table:table-cell>
          <table:table-cell office:value-type="float" office:value="1679">
            <text:p>1679</text:p>
          </table:table-cell>
          <table:table-cell office:value-type="float" office:value="-1511">
            <text:p>-1511</text:p>
          </table:table-cell>
          <table:table-cell table:formula="of:=18000/PI()*ATAN2(SQRT([.$C21]*[.$C21]+[.$E21]*[.$E21]);[.$D21])" office:value-type="float" office:value="4782.69546650233">
            <text:p>4783</text:p>
          </table:table-cell>
          <table:table-cell table:formula="of:=18000/PI()*ATAN2(SQRT([.$C21]*[.$C21]+[.$E21]*[.$E21]);[.$D21])" office:value-type="float" office:value="4782.69546650233">
            <text:p>4783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281">
            <text:p>5281</text:p>
          </table:table-cell>
          <table:table-cell office:value-type="float" office:value="-183">
            <text:p>-183</text:p>
          </table:table-cell>
          <table:table-cell office:value-type="float" office:value="1828">
            <text:p>1828</text:p>
          </table:table-cell>
          <table:table-cell office:value-type="float" office:value="-1375">
            <text:p>-1375</text:p>
          </table:table-cell>
          <table:table-cell table:formula="of:=18000/PI()*ATAN2(SQRT([.$C22]*[.$C22]+[.$E22]*[.$E22]);[.$D22])" office:value-type="float" office:value="5280.8018084457">
            <text:p>5281</text:p>
          </table:table-cell>
          <table:table-cell table:formula="of:=18000/PI()*ATAN2(SQRT([.$C22]*[.$C22]+[.$E22]*[.$E22]);[.$D22])" office:value-type="float" office:value="5280.8018084457">
            <text:p>5281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336">
            <text:p>6336</text:p>
          </table:table-cell>
          <table:table-cell office:value-type="float" office:value="-203">
            <text:p>-203</text:p>
          </table:table-cell>
          <table:table-cell office:value-type="float" office:value="2132">
            <text:p>2132</text:p>
          </table:table-cell>
          <table:table-cell office:value-type="float" office:value="-1050">
            <text:p>-1050</text:p>
          </table:table-cell>
          <table:table-cell table:formula="of:=18000/PI()*ATAN2(SQRT([.$C23]*[.$C23]+[.$E23]*[.$E23]);[.$D23])" office:value-type="float" office:value="6336.09676483946">
            <text:p>6336</text:p>
          </table:table-cell>
          <table:table-cell table:formula="of:=18000/PI()*ATAN2(SQRT([.$C23]*[.$C23]+[.$E23]*[.$E23]);[.$D23])" office:value-type="float" office:value="6336.09676483946">
            <text:p>6336</text:p>
            <draw:frame table:end-cell-address="Sheet6.R51" table:end-x="0.706cm" table:end-y="0.408cm" draw:z-index="0" draw:style-name="gr1" draw:text-style-name="P1" svg:width="24.02cm" svg:height="12.665cm" svg:x="1.526cm" svg:y="0.389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969">
            <text:p>6969</text:p>
          </table:table-cell>
          <table:table-cell office:value-type="float" office:value="-217">
            <text:p>-217</text:p>
          </table:table-cell>
          <table:table-cell office:value-type="float" office:value="2287">
            <text:p>2287</text:p>
          </table:table-cell>
          <table:table-cell office:value-type="float" office:value="-818">
            <text:p>-818</text:p>
          </table:table-cell>
          <table:table-cell table:formula="of:=18000/PI()*ATAN2(SQRT([.$C24]*[.$C24]+[.$E24]*[.$E24]);[.$D24])" office:value-type="float" office:value="6969.32415300739">
            <text:p>6969</text:p>
          </table:table-cell>
          <table:table-cell table:formula="of:=18000/PI()*ATAN2(SQRT([.$C24]*[.$C24]+[.$E24]*[.$E24]);[.$D24])" office:value-type="float" office:value="6969.32415300739">
            <text:p>6969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683">
            <text:p>7683</text:p>
          </table:table-cell>
          <table:table-cell office:value-type="float" office:value="-230">
            <text:p>-230</text:p>
          </table:table-cell>
          <table:table-cell office:value-type="float" office:value="2445">
            <text:p>2445</text:p>
          </table:table-cell>
          <table:table-cell office:value-type="float" office:value="-524">
            <text:p>-524</text:p>
          </table:table-cell>
          <table:table-cell table:formula="of:=18000/PI()*ATAN2(SQRT([.$C25]*[.$C25]+[.$E25]*[.$E25]);[.$D25])" office:value-type="float" office:value="7682.69767949302">
            <text:p>7683</text:p>
          </table:table-cell>
          <table:table-cell table:formula="of:=18000/PI()*ATAN2(SQRT([.$C25]*[.$C25]+[.$E25]*[.$E25]);[.$D25])" office:value-type="float" office:value="7682.69767949302">
            <text:p>7683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233">
            <text:p>8233</text:p>
          </table:table-cell>
          <table:table-cell office:value-type="float" office:value="-237">
            <text:p>-237</text:p>
          </table:table-cell>
          <table:table-cell office:value-type="float" office:value="2543">
            <text:p>2543</text:p>
          </table:table-cell>
          <table:table-cell office:value-type="float" office:value="-247">
            <text:p>-247</text:p>
          </table:table-cell>
          <table:table-cell table:formula="of:=18000/PI()*ATAN2(SQRT([.$C26]*[.$C26]+[.$E26]*[.$E26]);[.$D26])" office:value-type="float" office:value="8233.35099933358">
            <text:p>8233</text:p>
          </table:table-cell>
          <table:table-cell table:formula="of:=18000/PI()*ATAN2(SQRT([.$C26]*[.$C26]+[.$E26]*[.$E26]);[.$D26])" office:value-type="float" office:value="8233.35099933358">
            <text:p>8233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446">
            <text:p>8446</text:p>
          </table:table-cell>
          <table:table-cell office:value-type="float" office:value="-248">
            <text:p>-248</text:p>
          </table:table-cell>
          <table:table-cell office:value-type="float" office:value="2597">
            <text:p>2597</text:p>
          </table:table-cell>
          <table:table-cell office:value-type="float" office:value="-45">
            <text:p>-45</text:p>
          </table:table-cell>
          <table:table-cell table:formula="of:=18000/PI()*ATAN2(SQRT([.$C27]*[.$C27]+[.$E27]*[.$E27]);[.$D27])" office:value-type="float" office:value="8445.65694193405">
            <text:p>8446</text:p>
          </table:table-cell>
          <table:table-cell table:formula="of:=18000/PI()*ATAN2(SQRT([.$C27]*[.$C27]+[.$E27]*[.$E27]);[.$D27])" office:value-type="float" office:value="8445.65694193405">
            <text:p>8446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402">
            <text:p>8402</text:p>
          </table:table-cell>
          <table:table-cell office:value-type="float" office:value="-250">
            <text:p>-250</text:p>
          </table:table-cell>
          <table:table-cell office:value-type="float" office:value="2613">
            <text:p>2613</text:p>
          </table:table-cell>
          <table:table-cell office:value-type="float" office:value="112">
            <text:p>112</text:p>
          </table:table-cell>
          <table:table-cell table:formula="of:=18000/PI()*ATAN2(SQRT([.$C28]*[.$C28]+[.$E28]*[.$E28]);[.$D28])" office:value-type="float" office:value="8401.50899514346">
            <text:p>8402</text:p>
          </table:table-cell>
          <table:table-cell table:formula="of:=18000/PI()*ATAN2(-SQRT([.$C28]*[.$C28]+[.$E28]*[.$E28]);[.$D28])" office:value-type="float" office:value="9598.49100485654">
            <text:p>9598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907">
            <text:p>7907</text:p>
          </table:table-cell>
          <table:table-cell office:value-type="float" office:value="-254">
            <text:p>-254</text:p>
          </table:table-cell>
          <table:table-cell office:value-type="float" office:value="2653">
            <text:p>2653</text:p>
          </table:table-cell>
          <table:table-cell office:value-type="float" office:value="445">
            <text:p>445</text:p>
          </table:table-cell>
          <table:table-cell table:formula="of:=18000/PI()*ATAN2(SQRT([.$C29]*[.$C29]+[.$E29]*[.$E29]);[.$D29])" office:value-type="float" office:value="7906.87610188056">
            <text:p>7907</text:p>
          </table:table-cell>
          <table:table-cell table:formula="of:=18000/PI()*ATAN2(-SQRT([.$C29]*[.$C29]+[.$E29]*[.$E29]);[.$D29])" office:value-type="float" office:value="10093.1238981194">
            <text:p>10093</text:p>
          </table:table-cell>
          <table:table-cell table:number-columns-repeated="4"/>
        </table:table-row>
      </table:table>
      <table:table table:name="Sensor BoM" table:style-name="ta1" table:print="false"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9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Desig.</text:p>
          </table:table-cell>
          <table:table-cell table:style-name="ce8" office:value-type="string">
            <text:p>Qty</text:p>
          </table:table-cell>
          <table:table-cell table:style-name="ce6" office:value-type="string">
            <text:p>Desc</text:p>
          </table:table-cell>
          <table:table-cell table:style-name="ce10" office:value-type="string">
            <text:p>TSA P/N</text:p>
          </table:table-cell>
          <table:table-cell table:style-name="ce6" office:value-type="string">
            <text:p>Note</text:p>
          </table:table-cell>
          <table:table-cell table:style-name="ce6" table:number-columns-repeated="1019"/>
        </table:table-row>
        <table:table-row table:style-name="ro2" table:number-rows-repeated="2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y BoM" table:style-name="ta1" table:print="false">
        <table:table-column table:style-name="co6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16"/>
        <table:table-column table:style-name="co7" table:default-cell-style-name="Default"/>
        <table:table-column table:style-name="co8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From `Relay-1' received by email 4/10/22 12:31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sig.</text:p>
          </table:table-cell>
          <table:table-cell table:style-name="ce8" office:value-type="string">
            <text:p>Qty</text:p>
          </table:table-cell>
          <table:table-cell table:style-name="ce6" office:value-type="string">
            <text:p>Desc</text:p>
          </table:table-cell>
          <table:table-cell table:style-name="ce17" office:value-type="string">
            <text:p>TSA P/N</text:p>
          </table:table-cell>
          <table:table-cell table:style-name="ce6" office:value-type="string">
            <text:p>Build Note</text:p>
          </table:table-cell>
          <table:table-cell table:style-name="ce6" office:value-type="string">
            <text:p>Schematic Note</text:p>
          </table:table-cell>
          <table:table-cell table:style-name="ce6" table:number-columns-repeated="1018"/>
        </table:table-row>
        <table:table-row table:style-name="ro2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18" office:value-type="string">
            <text:p>CON-PHD-SS-40 </text:p>
          </table:table-cell>
          <table:table-cell office:value-type="string">
            <text:p>Fit wire link.</text:p>
          </table:table-cell>
          <table:table-cell table:number-columns-repeated="1019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19" office:value-type="string">
            <text:p>CON-JUMPER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18" office:value-type="string">
            <text:p>CAP-100N-SM </text:p>
          </table:table-cell>
          <table:table-cell table:number-columns-repeated="1020"/>
        </table:table-row>
        <table:table-row table:style-name="ro2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18" office:value-type="string">
            <text:p>CAP-10U-16V-SM1206 </text:p>
          </table:table-cell>
          <table:table-cell table:number-columns-repeated="1020"/>
        </table:table-row>
        <table:table-row table:style-name="ro2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18" office:value-type="string">
            <text:p>CAP-1000U-E50V </text:p>
          </table:table-cell>
          <table:table-cell table:number-columns-repeated="1020"/>
        </table:table-row>
        <table:table-row table:style-name="ro2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18" office:value-type="string">
            <text:p>CAP-1N-SM 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D1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Diode SM 1N4001</text:p>
          </table:table-cell>
          <table:table-cell table:style-name="ce20" office:value-type="string">
            <text:p>DIO-1N4001-SM </text:p>
          </table:table-cell>
          <table:table-cell table:style-name="ce11"/>
          <table:table-cell table:style-name="ce11" office:value-type="string">
            <text:p>Replace value with 1N4001</text:p>
          </table:table-cell>
          <table:table-cell table:style-name="ce11" table:number-columns-repeated="1018"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18" office:value-type="string">
            <text:p>DIO-BAT54C 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J1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DC Inlet</text:p>
          </table:table-cell>
          <table:table-cell table:style-name="ce21" office:value-type="string">
            <text:p>CON-DC-SKT-PCB</text:p>
          </table:table-cell>
          <table:table-cell table:style-name="ce11"/>
          <table:table-cell table:style-name="ce11" office:value-type="string">
            <text:p>Add note “Fit J1 or J2'</text:p>
          </table:table-cell>
          <table:table-cell table:style-name="ce11" table:number-columns-repeated="1018"/>
        </table:table-row>
        <table:table-row table:style-name="ro1">
          <table:table-cell office:value-type="string">
            <text:p>J2</text:p>
          </table:table-cell>
          <table:table-cell office:value-type="string">
            <text:p>1 x 2W</text:p>
          </table:table-cell>
          <table:table-cell office:value-type="string">
            <text:p>Screw terminal pin headers 24 way</text:p>
          </table:table-cell>
          <table:table-cell office:value-type="string">
            <text:p>CON-PHD-STERM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J3-DB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B9 RA Female</text:p>
          </table:table-cell>
          <table:table-cell table:style-name="ce21" office:value-type="string">
            <text:p>CON-DB9-SKT-RA-PCB</text:p>
          </table:table-cell>
          <table:table-cell table:style-name="ce11" office:value-type="string">
            <text:p>Fit J3-DB or J3-DIN</text:p>
          </table:table-cell>
          <table:table-cell table:style-name="ce11" office:value-type="string">
            <text:p>Add note “Fit J3-DB or J3-DIN'</text:p>
          </table:table-cell>
          <table:table-cell table:style-name="ce11" table:number-columns-repeated="1018"/>
        </table:table-row>
        <table:table-row table:style-name="ro1">
          <table:table-cell office:value-type="string">
            <text:p>J3-DIN</text:p>
          </table:table-cell>
          <table:table-cell office:value-type="float" office:value="1">
            <text:p>1</text:p>
          </table:table-cell>
          <table:table-cell office:value-type="string">
            <text:p>DIN 8 PCB SKT RA</text:p>
          </table:table-cell>
          <table:table-cell table:style-name="ce19" office:value-type="string">
            <text:p>CON-DIN8-SKTPCB </text:p>
          </table:table-cell>
          <table:table-cell office:value-type="string">
            <text:p>Fit J3-DB or J3-DIN</text:p>
          </table:table-cell>
          <table:table-cell table:number-columns-repeated="1019"/>
        </table:table-row>
        <table:table-row table:style-name="ro2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22" office:value-type="string">
            <text:p>CON-PHD-DR-SKT-40 </text:p>
          </table:table-cell>
          <table:table-cell table:number-columns-repeated="1020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22" office:value-type="string">
            <text:p>CON-PHD-DR-40 </text:p>
          </table:table-cell>
          <table:table-cell table:number-columns-repeated="1020"/>
        </table:table-row>
        <table:table-row table:style-name="ro2">
          <table:table-cell office:value-type="string">
            <text:p>J4</text:p>
          </table:table-cell>
          <table:table-cell office:value-type="string">
            <text:p>1 x 6W</text:p>
          </table:table-cell>
          <table:table-cell office:value-type="string">
            <text:p>header pins 100mil single row</text:p>
          </table:table-cell>
          <table:table-cell table:style-name="ce18" office:value-type="string">
            <text:p>CON-PHD-S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office:value-type="string">
            <text:p>J5</text:p>
          </table:table-cell>
          <table:table-cell office:value-type="string">
            <text:p>1 x 6W</text:p>
          </table:table-cell>
          <table:table-cell office:value-type="string">
            <text:p>header pins 100mil dual row</text:p>
          </table:table-cell>
          <table:table-cell table:style-name="ce18" office:value-type="string">
            <text:p>CON-PHD-D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2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18" office:value-type="string">
            <text:p>LED-3MM-RD </text:p>
          </table:table-cell>
          <table:table-cell table:number-columns-repeated="1020"/>
        </table:table-row>
        <table:table-row table:style-name="ro2">
          <table:table-cell office:value-type="string">
            <text:p>LK1, TP1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18" office:value-type="string">
            <text:p>CON-PHD-S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LK1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9" office:value-type="string">
            <text:p>CON-JUMPER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table:style-name="ce12" office:value-type="string">
            <text:p>PTC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PTC resettable fuse 1A SMD1206</text:p>
          </table:table-cell>
          <table:table-cell table:style-name="ce23" office:value-type="string">
            <text:p>NON-STOCK</text:p>
          </table:table-cell>
          <table:table-cell table:style-name="ce12" table:number-columns-repeated="1020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2">
          <table:table-cell table:style-name="ce11" office:value-type="string">
            <text:p>R1,5,6,9,13,17</text:p>
          </table:table-cell>
          <table:table-cell table:style-name="ce14" office:value-type="float" office:value="6">
            <text:p>6</text:p>
          </table:table-cell>
          <table:table-cell table:style-name="ce11" office:value-type="string">
            <text:p>Res SM 3K3 1206</text:p>
          </table:table-cell>
          <table:table-cell table:style-name="ce20" office:value-type="string">
            <text:p>RES-3K3-SM1206 </text:p>
          </table:table-cell>
          <table:table-cell table:style-name="ce11"/>
          <table:table-cell table:style-name="ce11" office:value-type="string">
            <text:p>Amend value to '3K3'.</text:p>
          </table:table-cell>
          <table:table-cell table:style-name="ce11" table:number-columns-repeated="1018"/>
        </table:table-row>
        <table:table-row table:style-name="ro2">
          <table:table-cell table:style-name="ce13" office:value-type="string">
            <text:p>R11,14</text:p>
          </table:table-cell>
          <table:table-cell table:style-name="ce15" office:value-type="float" office:value="2">
            <text:p>2</text:p>
          </table:table-cell>
          <table:table-cell table:style-name="ce13" office:value-type="string">
            <text:p>Res SM 680R 1206</text:p>
          </table:table-cell>
          <table:table-cell table:style-name="ce23" office:value-type="string">
            <text:p>NON-STOCK</text:p>
          </table:table-cell>
          <table:table-cell table:style-name="ce13"/>
          <table:table-cell table:style-name="ce13" office:value-type="string">
            <text:p>Rockby Stock No: 27521 Part No: -- Description: 680R 5% SMD Resistor (1206) 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R12,15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18" office:value-type="string">
            <text:p>RES-100R-SM1206 </text:p>
          </table:table-cell>
          <table:table-cell table:number-columns-repeated="1020"/>
        </table:table-row>
        <table:table-row table:style-name="ro2">
          <table:table-cell office:value-type="string">
            <text:p>R2,3,4,10,16,18</text:p>
          </table:table-cell>
          <table:table-cell office:value-type="float" office:value="6">
            <text:p>6</text:p>
          </table:table-cell>
          <table:table-cell office:value-type="string">
            <text:p>Res SM 10K 1206</text:p>
          </table:table-cell>
          <table:table-cell table:style-name="ce18" office:value-type="string">
            <text:p>RES-10K-SM1206 </text:p>
          </table:table-cell>
          <table:table-cell table:number-columns-repeated="1020"/>
        </table:table-row>
        <table:table-row table:style-name="ro2">
          <table:table-cell office:value-type="string">
            <text:p>R7,19</text:p>
          </table:table-cell>
          <table:table-cell office:value-type="float" office:value="0">
            <text:p>0</text:p>
          </table:table-cell>
          <table:table-cell office:value-type="string">
            <text:p>Res SM 0R 1206</text:p>
          </table:table-cell>
          <table:table-cell table:style-name="ce18" office:value-type="string">
            <text:p>RES-0R-SM1206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RLY1-8</text:p>
          </table:table-cell>
          <table:table-cell office:value-type="float" office:value="8">
            <text:p>8</text:p>
          </table:table-cell>
          <table:table-cell office:value-type="string">
            <text:p>Relay 5V SPCO</text:p>
          </table:table-cell>
          <table:table-cell table:style-name="ce19" office:value-type="string">
            <text:p>REL-5V-SPDT-QY23</text:p>
          </table:table-cell>
          <table:table-cell table:number-columns-repeated="1020"/>
        </table:table-row>
        <table:table-row table:style-name="ro2">
          <table:table-cell office:value-type="string">
            <text:p>TERM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18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TERM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9" office:value-type="string">
            <text:p>CON-JUMPER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Regulator module 5V</text:p>
          </table:table-cell>
          <table:table-cell table:style-name="ce22" office:value-type="string">
            <text:p>REG-MOD5V 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U3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MAX4820</text:p>
          </table:table-cell>
          <table:table-cell table:style-name="ce23" office:value-type="string">
            <text:p>NON-STOCK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>
            <text:p>U4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IC SM STWD100</text:p>
          </table:table-cell>
          <table:table-cell table:style-name="ce23" office:value-type="string">
            <text:p>NON-STOCK</text:p>
          </table:table-cell>
          <table:table-cell table:style-name="ce13" table:number-columns-repeated="1020"/>
        </table:table-row>
        <table:table-row table:style-name="ro2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18" office:value-type="string">
            <text:p>IC-ARD-PROMINI-3V3 </text:p>
          </table:table-cell>
          <table:table-cell table:number-columns-repeated="1020"/>
        </table:table-row>
        <table:table-row table:style-name="ro2">
          <table:table-cell office:value-type="string">
            <text:p>U5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18" office:value-type="string">
            <text:p>CON-PHD-SS-40 </text:p>
          </table:table-cell>
          <table:table-cell office:value-type="string">
            <text:p>Use 2 x 12W headers supplied with module</text:p>
          </table:table-cell>
          <table:table-cell table:number-columns-repeated="1019"/>
        </table:table-row>
        <table:table-row table:style-name="ro2">
          <table:table-cell office:value-type="string">
            <text:p>U5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18" office:value-type="string">
            <text:p>CON-PHD-SKT-SS </text:p>
          </table:table-cell>
          <table:table-cell table:number-columns-repeated="1020"/>
        </table:table-row>
        <table:table-row table:style-name="ro2" table:number-rows-repeated="3">
          <table:table-cell/>
          <table:table-cell table:style-name="Default"/>
          <table:table-cell/>
          <table:table-cell table:style-name="ce2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Default"/>
          <table:table-cell/>
          <table:table-cell table:style-name="ce24"/>
          <table:table-cell table:number-columns-repeated="1020"/>
        </table:table-row>
        <table:table-row table:style-name="ro2">
          <table:table-cell table:number-columns-repeated="3"/>
          <table:table-cell table:style-name="ce24"/>
          <table:table-cell table:number-columns-repeated="1020"/>
        </table:table-row>
        <table:table-row table:style-name="ro2" table:number-rows-repeated="5">
          <table:table-cell/>
          <table:table-cell table:style-name="Default"/>
          <table:table-cell/>
          <table:table-cell table:style-name="ce24"/>
          <table:table-cell table:number-columns-repeated="102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y Test Plan" table:style-name="ta1" table:print="false">
        <table:table-column table:style-name="co1" table:default-cell-style-name="Default"/>
        <table:table-column table:style-name="co9" table:default-cell-style-name="ce25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Prepara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ke test harness to access used pins on RJ45.</text:p>
            <text:p>ATN will need pullup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eck in schematic &amp; PCB files into source control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eck in BoM doc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eck in build instructions doc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e Power U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erify schematic and PCB plots against supplied board to check that you have correct versions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Verify BoM. Check correct parts fitted, verify orientation &amp; <text:s/>component values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Number all boards and record results tagged with board number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board built correctly with no shorts etc.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Power Suppl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 office:value-type="string">
            <text:p>Pull all socketed parts and check for shorts between power rails and ground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nnect voltmeter to monitor regulated rails.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ower up via power plug using lab PS set to 12V. Monitor current &amp; regulator output voltages very carefully and be ready to cut power swiftly if required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5V rail voltage &amp; noise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3.3V from Arduino regulator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everse voltage does not damage anything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overvoltage does not damage anything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e Software Check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clocks if they start without software configuration. It is surprising how often crystals don't start properly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reset signal is inactive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Upload firmwar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voltages on ISP header before starting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Upload firmware with debugger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crystal if required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heck baudrate on console TX line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nnect serial terminal and check for correct response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Bus</text:p>
          </table:table-cell>
          <table:table-cell office:value-type="string">
            <text:p>Verify ground connection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12V connection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A/B bias link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A/B term link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Analogue</text:p>
          </table:table-cell>
          <table:table-cell office:value-type="string">
            <text:p>Verify 12V in monitor to ADC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12V bus monitor to ADC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Blinky LED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S485 Reset</text:p>
          </table:table-cell>
          <table:table-cell office:value-type="string">
            <text:p>Hold processor in rese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not enabled, check voltage on /RE &amp; DE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ATN inactiv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A/B inactive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S485</text:p>
          </table:table-cell>
          <table:table-cell office:value-type="string">
            <text:p>Monitor signals on Bus connector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receive, monitor RO to check waveform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ATN drive by setting low with console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transmit, monitor DI to check waveform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elays</text:p>
          </table:table-cell>
          <table:table-cell office:value-type="string">
            <text:p>Verify all relays work and have contacts to correct pin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all relays open if WDOG stops toggling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DB9 fi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DIN-8 bi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power rails on correct pins on 20 pin header.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Finally</text:p>
          </table:table-cell>
          <table:table-cell office:value-type="string">
            <text:p>Install fresh processor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programming by Arduino</text:p>
          </table:table-cell>
          <table:table-cell table:number-columns-repeated="3"/>
        </table:table-row>
        <table:table-row table:style-name="ro2" table:number-rows-repeated="1048515">
          <table:table-cell table:number-columns-repeated="5"/>
        </table:table-row>
        <table:table-row table:style-name="ro2">
          <table:table-cell table:number-columns-repeated="5"/>
        </table:table-row>
      </table:table>
      <table:database-ranges>
        <table:database-range table:name="__Anonymous_Sheet_DB__1" table:target-range-address="'Relay BoM'.A3:'Relay BoM'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4">24/02/2023</text:date>, <text:time>14:4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3-02-24T14:40:47.24</dc:date>
    <meta:editing-duration>P6DT19H12M50S</meta:editing-duration>
    <meta:editing-cycles>13</meta:editing-cycles>
    <meta:generator>OpenOffice/4.1.4$Win32 OpenOffice.org_project/414m5$Build-9788</meta:generator>
    <meta:document-statistic meta:table-count="7" meta:cell-count="5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scatter" chart:style-name="ch1">
        <chart:legend chart:legend-position="end" svg:x="13.121cm" svg:y="6.411cm" style:legend-expansion="high" chart:style-name="ch2"/>
        <chart:plot-area chart:style-name="ch3" table:cell-range-address="Calcs.F5:Calcs.G18" svg:x="0.77cm" svg:y="1.207cm" svg:width="11.711cm" svg:height="11.552cm">
          <chartooo:coordinate-region svg:x="1.391cm" svg:y="1.419cm" svg:width="10.903cm" svg:height="10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cs.G5:Calcs.G18" chart:class="chart:scatter">
            <chart:domain table:cell-range-address="Calcs.F5:Calcs.F1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Calcs.F5:Calcs.F18</svg:desc>
                </draw:g>
              </table:table-cell>
              <table:table-cell office:value-type="float" office:value="9.11">
                <text:p>9.11</text:p>
                <draw:g>
                  <svg:desc>Calcs.G5:Calcs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2">
                <text:p>11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">
                <text:p>12.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">
                <text:p>13.3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">
                <text:p>13.7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">
                <text:p>14.2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">
                <text:p>14.5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">
                <text:p>15.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scatter" chart:style-name="ch1">
        <chart:legend chart:legend-position="end" svg:x="13.148cm" svg:y="4.184cm" style:legend-expansion="high" chart:style-name="ch2"/>
        <chart:plot-area chart:style-name="ch3" table:cell-range-address="Calcs.F5:Calcs.F13 Calcs.H5:Calcs.H13" svg:x="0.77cm" svg:y="0.851cm" svg:width="11.738cm" svg:height="7.542cm">
          <chartooo:coordinate-region svg:x="1.578cm" svg:y="1.063cm" svg:width="10.744cm" svg:height="6.6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cs.H5:Calcs.H13" chart:class="chart:scatter">
            <chart:domain table:cell-range-address="Calcs.F5:Calcs.F1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Calcs.F5:Calcs.F13</svg:desc>
                </draw:g>
              </table:table-cell>
              <table:table-cell office:value-type="float" office:value="30">
                <text:p>30</text:p>
                <draw:g>
                  <svg:desc>Calcs.H5:Calcs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2">
                <text:p>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">
                <text:p>12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">
                <text:p>1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">
                <text:p>13.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">
                <text:p>14.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">
                <text:p>14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">
                <text:p>15.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21cm" svg:height="12.666cm" xlink:href="." xlink:type="simple" chart:class="chart:scatter" chart:style-name="ch1">
        <chart:legend chart:legend-position="end" svg:x="21.169cm" svg:y="5.235cm" style:legend-expansion="high" chart:style-name="ch2"/>
        <chart:plot-area chart:style-name="ch3" chart:data-source-has-labels="both" svg:x="0.93cm" svg:y="1.147cm" svg:width="19.279cm" svg:height="10.846cm">
          <chartooo:coordinate-region svg:x="1.261cm" svg:y="1.359cm" svg:width="18.668cm" svg:height="10.422cm"/>
          <chart:axis chart:dimension="x" chart:name="primary-x" chart:style-name="ch4" chartooo:axis-type="auto">
            <chart:categories table:cell-range-address="local-table.$A$2:.$A$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series chart:style-name="ch7" chart:values-cell-range-address="local-table.$D$2:.$D$27" chart:label-cell-address="local-table.$D$1" chart:class="chart:scatter">
            <chart:data-point chart:repeated="26"/>
          </chart:series>
          <chart:series chart:style-name="ch8" chart:values-cell-range-address="local-table.$E$2:.$E$27" chart:label-cell-address="local-table.$E$1" chart:class="chart:scatter">
            <chart:data-point chart:repeated="26"/>
          </chart:series>
          <chart:series chart:style-name="ch9" chart:values-cell-range-address="local-table.$F$2:.$F$27" chart:label-cell-address="local-table.$F$1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6">
                <text:p>-86</text:p>
              </table:table-cell>
              <table:table-cell office:value-type="float" office:value="-8041">
                <text:p>-8041</text:p>
              </table:table-cell>
              <table:table-cell office:value-type="float" office:value="163">
                <text:p>163</text:p>
              </table:table-cell>
              <table:table-cell office:value-type="float" office:value="-2631">
                <text:p>-263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6">
                <text:p>-76</text:p>
              </table:table-cell>
              <table:table-cell office:value-type="float" office:value="-8666">
                <text:p>-8666</text:p>
              </table:table-cell>
              <table:table-cell office:value-type="float" office:value="147">
                <text:p>147</text:p>
              </table:table-cell>
              <table:table-cell office:value-type="float" office:value="-2585">
                <text:p>-258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7">
                <text:p>-67</text:p>
              </table:table-cell>
              <table:table-cell office:value-type="float" office:value="-7949">
                <text:p>-7949</text:p>
              </table:table-cell>
              <table:table-cell office:value-type="float" office:value="138">
                <text:p>138</text:p>
              </table:table-cell>
              <table:table-cell office:value-type="float" office:value="-2472">
                <text:p>-2472</text:p>
              </table:table-cell>
              <table:table-cell office:value-type="float" office:value="-437">
                <text:p>-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6">
                <text:p>-56</text:p>
              </table:table-cell>
              <table:table-cell office:value-type="float" office:value="-6834">
                <text:p>-6834</text:p>
              </table:table-cell>
              <table:table-cell office:value-type="float" office:value="127">
                <text:p>127</text:p>
              </table:table-cell>
              <table:table-cell office:value-type="float" office:value="-2237">
                <text:p>-2237</text:p>
              </table:table-cell>
              <table:table-cell office:value-type="float" office:value="-879">
                <text:p>-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6">
                <text:p>-46</text:p>
              </table:table-cell>
              <table:table-cell office:value-type="float" office:value="-5717">
                <text:p>-5717</text:p>
              </table:table-cell>
              <table:table-cell office:value-type="float" office:value="102">
                <text:p>102</text:p>
              </table:table-cell>
              <table:table-cell office:value-type="float" office:value="-1946">
                <text:p>-1946</text:p>
              </table:table-cell>
              <table:table-cell office:value-type="float" office:value="-1251">
                <text:p>-1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6">
                <text:p>-36</text:p>
              </table:table-cell>
              <table:table-cell office:value-type="float" office:value="-4566">
                <text:p>-4566</text:p>
              </table:table-cell>
              <table:table-cell office:value-type="float" office:value="81">
                <text:p>81</text:p>
              </table:table-cell>
              <table:table-cell office:value-type="float" office:value="-1597">
                <text:p>-1597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7">
                <text:p>-27</text:p>
              </table:table-cell>
              <table:table-cell office:value-type="float" office:value="-3481">
                <text:p>-3481</text:p>
              </table:table-cell>
              <table:table-cell office:value-type="float" office:value="52">
                <text:p>52</text:p>
              </table:table-cell>
              <table:table-cell office:value-type="float" office:value="-1245">
                <text:p>-1245</text:p>
              </table:table-cell>
              <table:table-cell office:value-type="float" office:value="-1789">
                <text:p>-1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">
                <text:p>-18</text:p>
              </table:table-cell>
              <table:table-cell office:value-type="float" office:value="-2306">
                <text:p>-2306</text:p>
              </table:table-cell>
              <table:table-cell office:value-type="float" office:value="25">
                <text:p>25</text:p>
              </table:table-cell>
              <table:table-cell office:value-type="float" office:value="-828">
                <text:p>-828</text:p>
              </table:table-cell>
              <table:table-cell office:value-type="float" office:value="-1944">
                <text:p>-1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1177">
                <text:p>-1177</text:p>
              </table:table-cell>
              <table:table-cell office:value-type="float" office:value="-8">
                <text:p>-8</text:p>
              </table:table-cell>
              <table:table-cell office:value-type="float" office:value="-425">
                <text:p>-425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32">
                <text:p>-32</text:p>
              </table:table-cell>
              <table:table-cell office:value-type="float" office:value="-29">
                <text:p>-29</text:p>
              </table:table-cell>
              <table:table-cell office:value-type="float" office:value="-12">
                <text:p>-12</text:p>
              </table:table-cell>
              <table:table-cell office:value-type="float" office:value="-2062">
                <text:p>-2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81">
                <text:p>781</text:p>
              </table:table-cell>
              <table:table-cell office:value-type="float" office:value="-56">
                <text:p>-56</text:p>
              </table:table-cell>
              <table:table-cell office:value-type="float" office:value="281">
                <text:p>281</text:p>
              </table:table-cell>
              <table:table-cell office:value-type="float" office:value="-2049">
                <text:p>-2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67">
                <text:p>1567</text:p>
              </table:table-cell>
              <table:table-cell office:value-type="float" office:value="-73">
                <text:p>-73</text:p>
              </table:table-cell>
              <table:table-cell office:value-type="float" office:value="565">
                <text:p>565</text:p>
              </table:table-cell>
              <table:table-cell office:value-type="float" office:value="-2013">
                <text:p>-2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356">
                <text:p>2356</text:p>
              </table:table-cell>
              <table:table-cell office:value-type="float" office:value="-99">
                <text:p>-99</text:p>
              </table:table-cell>
              <table:table-cell office:value-type="float" office:value="850">
                <text:p>850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920">
                <text:p>2920</text:p>
              </table:table-cell>
              <table:table-cell office:value-type="float" office:value="-116">
                <text:p>-116</text:p>
              </table:table-cell>
              <table:table-cell office:value-type="float" office:value="1045">
                <text:p>1045</text:p>
              </table:table-cell>
              <table:table-cell office:value-type="float" office:value="-1866">
                <text:p>-1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435">
                <text:p>3435</text:p>
              </table:table-cell>
              <table:table-cell office:value-type="float" office:value="-131">
                <text:p>-131</text:p>
              </table:table-cell>
              <table:table-cell office:value-type="float" office:value="1230">
                <text:p>1230</text:p>
              </table:table-cell>
              <table:table-cell office:value-type="float" office:value="-1795">
                <text:p>-1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939">
                <text:p>3939</text:p>
              </table:table-cell>
              <table:table-cell office:value-type="float" office:value="-145">
                <text:p>-145</text:p>
              </table:table-cell>
              <table:table-cell office:value-type="float" office:value="1383">
                <text:p>1383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4289">
                <text:p>4289</text:p>
              </table:table-cell>
              <table:table-cell office:value-type="float" office:value="-155">
                <text:p>-155</text:p>
              </table:table-cell>
              <table:table-cell office:value-type="float" office:value="1506">
                <text:p>1506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4783">
                <text:p>4783</text:p>
              </table:table-cell>
              <table:table-cell office:value-type="float" office:value="-174">
                <text:p>-174</text:p>
              </table:table-cell>
              <table:table-cell office:value-type="float" office:value="1679">
                <text:p>1679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5281">
                <text:p>5281</text:p>
              </table:table-cell>
              <table:table-cell office:value-type="float" office:value="-183">
                <text:p>-183</text:p>
              </table:table-cell>
              <table:table-cell office:value-type="float" office:value="1828">
                <text:p>1828</text:p>
              </table:table-cell>
              <table:table-cell office:value-type="float" office:value="-1375">
                <text:p>-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6336">
                <text:p>6336</text:p>
              </table:table-cell>
              <table:table-cell office:value-type="float" office:value="-203">
                <text:p>-203</text:p>
              </table:table-cell>
              <table:table-cell office:value-type="float" office:value="2132">
                <text:p>2132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6969">
                <text:p>6969</text:p>
              </table:table-cell>
              <table:table-cell office:value-type="float" office:value="-217">
                <text:p>-217</text:p>
              </table:table-cell>
              <table:table-cell office:value-type="float" office:value="2287">
                <text:p>2287</text:p>
              </table:table-cell>
              <table:table-cell office:value-type="float" office:value="-818">
                <text:p>-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7683">
                <text:p>7683</text:p>
              </table:table-cell>
              <table:table-cell office:value-type="float" office:value="-230">
                <text:p>-230</text:p>
              </table:table-cell>
              <table:table-cell office:value-type="float" office:value="2445">
                <text:p>2445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8233">
                <text:p>8233</text:p>
              </table:table-cell>
              <table:table-cell office:value-type="float" office:value="-237">
                <text:p>-237</text:p>
              </table:table-cell>
              <table:table-cell office:value-type="float" office:value="2543">
                <text:p>2543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8446">
                <text:p>8446</text:p>
              </table:table-cell>
              <table:table-cell office:value-type="float" office:value="-248">
                <text:p>-248</text:p>
              </table:table-cell>
              <table:table-cell office:value-type="float" office:value="2597">
                <text:p>259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8402">
                <text:p>8402</text:p>
              </table:table-cell>
              <table:table-cell office:value-type="float" office:value="-250">
                <text:p>-250</text:p>
              </table:table-cell>
              <table:table-cell office:value-type="float" office:value="2613">
                <text:p>26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7907">
                <text:p>7907</text:p>
              </table:table-cell>
              <table:table-cell office:value-type="float" office:value="-254">
                <text:p>-254</text:p>
              </table:table-cell>
              <table:table-cell office:value-type="float" office:value="2653">
                <text:p>2653</text:p>
              </table:table-cell>
              <table:table-cell office:value-type="float" office:value="445">
                <text:p>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42cm" svg:height="14.676cm" xlink:href="." xlink:type="simple" chart:class="chart:scatter" chart:style-name="ch1">
        <chart:legend chart:legend-position="end" svg:x="17.892cm" svg:y="7.026cm" style:legend-expansion="high" chart:style-name="ch2"/>
        <chart:plot-area chart:style-name="ch3" chart:data-source-has-labels="both" svg:x="0.836cm" svg:y="1.307cm" svg:width="16.284cm" svg:height="12.656cm">
          <chartooo:coordinate-region svg:x="1.167cm" svg:y="1.519cm" svg:width="15.673cm" svg:height="12.232cm"/>
          <chart:axis chart:dimension="x" chart:name="primary-x" chart:style-name="ch4" chartooo:axis-type="auto">
            <chart:categories table:cell-range-address="local-table.$A$2:.$A$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6">
                <text:p>-86</text:p>
              </table:table-cell>
              <table:table-cell office:value-type="float" office:value="-9957.88676250302">
                <text:p>-9957.886762503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6">
                <text:p>-76</text:p>
              </table:table-cell>
              <table:table-cell office:value-type="float" office:value="-8667.38669433681">
                <text:p>-8667.38669433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7">
                <text:p>-67</text:p>
              </table:table-cell>
              <table:table-cell office:value-type="float" office:value="-7949.74536826131">
                <text:p>-7949.74536826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6">
                <text:p>-56</text:p>
              </table:table-cell>
              <table:table-cell office:value-type="float" office:value="-6834.60762226954">
                <text:p>-6834.60762226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6">
                <text:p>-46</text:p>
              </table:table-cell>
              <table:table-cell office:value-type="float" office:value="-5717.83709737016">
                <text:p>-5717.83709737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6">
                <text:p>-36</text:p>
              </table:table-cell>
              <table:table-cell office:value-type="float" office:value="-4566.95627985267">
                <text:p>-4566.95627985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7">
                <text:p>-27</text:p>
              </table:table-cell>
              <table:table-cell office:value-type="float" office:value="-3482.34675882237">
                <text:p>-3482.34675882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">
                <text:p>-18</text:p>
              </table:table-cell>
              <table:table-cell office:value-type="float" office:value="-2306.8704343086">
                <text:p>-2306.8704343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1177.94270359728">
                <text:p>-1177.94270359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33.3401361478138">
                <text:p>-33.3401361478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80.595678730273">
                <text:p>780.595678730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66.83424804157">
                <text:p>1566.83424804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355.74812018136">
                <text:p>2355.74812018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920.26785391111">
                <text:p>2920.2678539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434.94505690732">
                <text:p>3434.94505690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939.0630082198">
                <text:p>3939.0630082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4288.63127134189">
                <text:p>4288.631271341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4782.69546650233">
                <text:p>4782.69546650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5280.8018084457">
                <text:p>5280.8018084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6336.09676483946">
                <text:p>6336.096764839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6969.32415300739">
                <text:p>6969.32415300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7682.69767949302">
                <text:p>7682.69767949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8233.35099933358">
                <text:p>8233.35099933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8445.65694193405">
                <text:p>8445.65694193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9598.49100485654">
                <text:p>9598.4910048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0093.1238981194">
                <text:p>10093.12389811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